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PA Pゴシック3" svg:font-family="'IPA Pゴシック', IPAPGothic" style:font-adornments="標準" style:font-family-generic="swiss" style:font-pitch="variable"/>
    <style:font-face style:name="IPAPGothic1" svg:font-family="IPAPGothic" style:font-family-generic="swiss" style:font-pitch="variable"/>
    <style:font-face style:name="IPAPGothic" svg:font-family="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6cm" fo:min-width="9.372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7.617cm" fo:min-width="7.9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998cm"/>
    </style:style>
    <style:style style:name="gr5" style:family="graphic" style:parent-style-name="standard">
      <style:graphic-properties draw:stroke="none" svg:stroke-color="#000000" draw:fill="none" draw:fill-color="#ffffff" fo:min-height="7.238cm"/>
    </style:style>
    <style:style style:name="gr6" style:family="graphic" style:parent-style-name="standard">
      <style:graphic-properties draw:stroke="none" svg:stroke-color="#000000" draw:fill="none" draw:fill-color="#ffffff" fo:min-height="0.42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153cm"/>
    </style:style>
    <style:style style:name="gr9" style:family="graphic" style:parent-style-name="standard">
      <style:graphic-properties draw:stroke="none" svg:stroke-color="#000000" draw:fill="none" draw:fill-color="#ffffff" fo:min-height="3.076cm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2.174cm"/>
    </style:style>
    <style:style style:name="gr11" style:family="graphic" style:parent-style-name="objectwithoutfill">
      <style:graphic-properties draw:stroke="dash" draw:stroke-dash="線スタイル_20_1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draw:textarea-horizontal-align="justify" draw:textarea-vertical-align="middle" draw:auto-grow-height="false" fo:min-height="6.26cm" fo:min-width="9.372cm"/>
    </style:style>
    <style:style style:name="gr14" style:family="graphic">
      <style:graphic-properties draw:textarea-horizontal-align="justify" draw:textarea-vertical-align="middle" draw:auto-grow-height="false" fo:min-height="7.617cm" fo:min-width="7.908cm"/>
    </style:style>
    <style:style style:name="gr15" style:family="graphic">
      <style:graphic-properties draw:fill="solid" draw:fill-color="#eb613d" draw:textarea-horizontal-align="justify" draw:textarea-vertical-align="middle" draw:auto-grow-height="false" fo:min-height="0.65cm" fo:min-width="2.174cm"/>
    </style:style>
    <style:style style:name="gr16" style:family="graphic" style:parent-style-name="standard">
      <style:graphic-properties draw:stroke="none" svg:stroke-color="#000000" draw:fill="none" draw:fill-color="#ffffff" fo:min-height="2.207cm"/>
    </style:style>
    <style:style style:name="gr17" style:family="graphic">
      <style:graphic-properties draw:fill="none" draw:fill-color="#eb613d" draw:textarea-horizontal-align="justify" draw:textarea-vertical-align="middle" draw:auto-grow-height="false" fo:min-height="0.65cm" fo:min-width="2.174cm"/>
    </style:style>
    <style:style style:name="gr18" style:family="graphic" style:parent-style-name="standard">
      <style:graphic-properties draw:textarea-horizontal-align="justify" draw:textarea-vertical-align="middle" draw:auto-grow-height="false" fo:min-height="1.868cm" fo:min-width="3.65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8pt"/>
    </style:style>
    <style:style style:name="P5" style:family="paragraph">
      <style:text-properties style:font-name="IPAPGothic1" fo:font-size="10pt" style:font-size-asian="10pt" style:font-size-complex="10pt"/>
    </style:style>
    <style:style style:name="P6" style:family="paragraph">
      <style:text-properties style:font-name="IPAPGothic1" style:font-name-asian="IPAPGothic1" style:font-size-asian="1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style:font-name="IPAPGothic1" fo:font-size="18pt"/>
    </style:style>
    <style:style style:name="P9" style:family="paragraph">
      <style:text-properties style:font-name="IPAPGothic1" fo:font-size="10pt"/>
    </style:style>
    <style:style style:name="P10" style:family="paragraph">
      <style:text-properties style:font-name="IPAPGothic1" fo:font-size="12pt"/>
    </style:style>
    <style:style style:name="P11" style:family="paragraph">
      <style:text-properties style:font-name="IPAPGothic1" fo:font-size="12pt" style:font-size-asian="12pt" style:font-size-complex="12pt"/>
    </style:style>
    <style:style style:name="P12" style:family="paragraph">
      <style:text-properties style:font-size-asian="18pt"/>
    </style:style>
    <style:style style:name="P13" style:family="paragraph">
      <style:paragraph-properties fo:text-align="center"/>
      <style:text-properties style:font-name="IPAPGothic1" style:font-name-asian="IPAPGothic1" style:font-size-asian="14pt"/>
    </style:style>
    <style:style style:name="P14" style:family="paragraph">
      <style:paragraph-properties fo:text-align="center"/>
      <style:text-properties style:font-name="IPAPGothic1" fo:font-size="14pt" style:font-name-asian="IPAPGothic1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style:font-name="IPAPGothic1" fo:font-size="10pt" style:font-size-asian="10pt" style:font-size-complex="10pt"/>
    </style:style>
    <style:style style:name="T5" style:family="text">
      <style:text-properties fo:color="#800000" style:font-name="IPAPGothic1" fo:font-size="10pt" style:font-size-asian="10pt" style:font-size-complex="10pt"/>
    </style:style>
    <style:style style:name="T6" style:family="text">
      <style:text-properties style:use-window-font-color="true" style:font-name="IPAPGothic1" fo:font-size="10pt" style:font-size-asian="10pt" style:font-size-complex="10pt"/>
    </style:style>
    <style:style style:name="T7" style:family="text">
      <style:text-properties style:font-name="IPAPGothic1" style:font-name-asian="IPAPGothic1" style:font-size-asian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IPAPGothic1" fo:font-size="18pt"/>
    </style:style>
    <style:style style:name="T10" style:family="text">
      <style:text-properties style:font-name="IPAPGothic1" fo:font-size="12pt" style:font-size-asian="12pt" style:font-size-complex="12pt"/>
    </style:style>
    <style:style style:name="T11" style:family="text">
      <style:text-properties style:font-name="IPAPGothic1" fo:font-size="14pt" style:font-name-asian="IPAPGothic1" style:font-size-asian="14pt" style:font-size-complex="14pt"/>
    </style:style>
    <style:style style:name="T12" style:family="text">
      <style:text-properties fo:color="#800000" style:font-name="IPAPGothic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layer="layout" svg:width="4.498cm" svg:height="0.882cm" svg:x="3.415cm" svg:y="9.338cm">
          <draw:text-box>
            <text:p>ex05-11.html</text:p>
          </draw:text-box>
        </draw:frame>
        <draw:frame draw:style-name="gr5" draw:text-style-name="P2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5-11&lt;/title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イベントハンドラの練習</text:span><text:span text:style-name="T1">&lt;/h1&gt;</text:span></text:p>
            <text:p><text:span text:style-name="T1"><text:s text:c="4"/></text:span><text:span text:style-name="T1">&lt;input type="button" value="</text:span><text:span text:style-name="T1">ここをクリック</text:span><text:span text:style-name="T1">" onclick="alert('Hello, world!');"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6" draw:text-style-name="P3" draw:layer="layout" svg:width="9.166cm" svg:height="0.67cm" svg:x="10.049cm" svg:y="2.072cm">
          <draw:text-box>
            <text:p><text:span text:style-name="T2">file:///hoge/ex05-11.html</text:span></text:p>
          </draw:text-box>
        </draw:frame>
      </draw:page>
      <draw:page draw:name="page2" draw:style-name="dp1" draw:master-page-name="Draw4ja_5f_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4" draw:layer="layout" svg:width="4.498cm" svg:height="0.882cm" svg:x="3.415cm" svg:y="9.338cm">
          <draw:text-box>
            <text:p><text:span text:style-name="T3">ex05-11.html</text:span></text:p>
          </draw:text-box>
        </draw:frame>
        <draw:frame draw:style-name="gr5" draw:text-style-name="P5" draw:layer="layout" svg:width="8.435cm" svg:height="7.488cm" svg:x="3.806cm" svg:y="10.585cm">
          <draw:text-box>
            <text:p><text:span text:style-name="T4">&lt;!DOCTYPE html&gt;</text:span></text:p>
            <text:p><text:span text:style-name="T4">&lt;html&gt;</text:span></text:p>
            <text:p><text:span text:style-name="T4"/></text:p>
            <text:p><text:span text:style-name="T4"><text:s text:c="2"/></text:span><text:span text:style-name="T4">&lt;head&gt;</text:span></text:p>
            <text:p><text:span text:style-name="T4"><text:s text:c="4"/></text:span><text:span text:style-name="T4">&lt;meta charset="utf-8"&gt;</text:span></text:p>
            <text:p><text:span text:style-name="T4"><text:s text:c="4"/></text:span><text:span text:style-name="T4">&lt;title&gt;</text:span><text:span text:style-name="T4">練習問題</text:span><text:span text:style-name="T4">05-11&lt;/title&gt;</text:span></text:p>
            <text:p><text:span text:style-name="T4"><text:s text:c="2"/></text:span><text:span text:style-name="T4">&lt;/head&gt;</text:span></text:p>
            <text:p><text:span text:style-name="T4"/></text:p>
            <text:p><text:span text:style-name="T4"><text:s text:c="2"/></text:span><text:span text:style-name="T4">&lt;body&gt;</text:span></text:p>
            <text:p><text:span text:style-name="T4"><text:s text:c="4"/></text:span><text:span text:style-name="T5">&lt;h1&gt;</text:span><text:span text:style-name="T5">イベントハンドラの練習</text:span><text:span text:style-name="T5">&lt;/h1&gt;</text:span></text:p>
            <text:p><text:span text:style-name="T4"><text:s text:c="4"/></text:span><text:span text:style-name="T4">&lt;input type="button" value="</text:span><text:span text:style-name="T4">ここをクリック</text:span><text:span text:style-name="T4">" onclick="alert('Hello, world!');"&gt;</text:span></text:p>
            <text:p><text:span text:style-name="T4"><text:s text:c="2"/></text:span><text:span text:style-name="T4">&lt;/body&gt;</text:span></text:p>
            <text:p><text:span text:style-name="T4"/></text:p>
            <text:p><text:span text:style-name="T4">&lt;/html&gt;</text:span></text:p>
          </draw:text-box>
        </draw:frame>
        <draw:frame draw:style-name="gr6" draw:text-style-name="P3" draw:layer="layout" svg:width="9.166cm" svg:height="0.67cm" svg:x="10.049cm" svg:y="2.072cm">
          <draw:text-box>
            <text:p><text:span text:style-name="T2">file:///hoge/ex05-11.html</text:span></text:p>
          </draw:text-box>
        </draw:frame>
        <draw:line draw:style-name="gr7" draw:text-style-name="P1" draw:layer="layout" svg:x1="8.326cm" svg:y1="13.897cm" svg:x2="13.105cm" svg:y2="4.389cm">
          <text:p/>
        </draw:line>
        <draw:frame draw:style-name="gr8" draw:layer="layout" svg:width="6.653cm" svg:height="0.882cm" svg:x="11.019cm" svg:y="3.456cm">
          <draw:text-box>
            <text:p>イベントハンドラの練習</text:p>
          </draw:text-box>
        </draw:frame>
        <draw:frame draw:style-name="gr9" draw:layer="layout" svg:width="4.767cm" svg:height="3.326cm" svg:x="2.754cm" svg:y="3.178cm">
          <draw:text-box>
            <text:p>HTMLファイルを読み込む</text:p>
          </draw:text-box>
        </draw:frame>
      </draw:page>
      <draw:page draw:name="page3" draw:style-name="dp1" draw:master-page-name="Draw4ja_5f_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4" draw:layer="layout" svg:width="4.498cm" svg:height="0.882cm" svg:x="3.415cm" svg:y="9.338cm">
          <draw:text-box>
            <text:p><text:span text:style-name="T3">ex05-11.html</text:span></text:p>
          </draw:text-box>
        </draw:frame>
        <draw:frame draw:style-name="gr5" draw:text-style-name="P5" draw:layer="layout" svg:width="8.435cm" svg:height="7.488cm" svg:x="3.806cm" svg:y="10.585cm">
          <draw:text-box>
            <text:p><text:span text:style-name="T4">&lt;!DOCTYPE html&gt;</text:span></text:p>
            <text:p><text:span text:style-name="T4">&lt;html&gt;</text:span></text:p>
            <text:p><text:span text:style-name="T4"/></text:p>
            <text:p><text:span text:style-name="T4"><text:s text:c="2"/></text:span><text:span text:style-name="T4">&lt;head&gt;</text:span></text:p>
            <text:p><text:span text:style-name="T4"><text:s text:c="4"/></text:span><text:span text:style-name="T4">&lt;meta charset="utf-8"&gt;</text:span></text:p>
            <text:p><text:span text:style-name="T4"><text:s text:c="4"/></text:span><text:span text:style-name="T4">&lt;title&gt;</text:span><text:span text:style-name="T4">練習問題</text:span><text:span text:style-name="T4">05-11&lt;/title&gt;</text:span></text:p>
            <text:p><text:span text:style-name="T4"><text:s text:c="2"/></text:span><text:span text:style-name="T4">&lt;/head&gt;</text:span></text:p>
            <text:p><text:span text:style-name="T4"/></text:p>
            <text:p><text:span text:style-name="T4"><text:s text:c="2"/></text:span><text:span text:style-name="T4">&lt;body&gt;</text:span></text:p>
            <text:p><text:span text:style-name="T4"><text:s text:c="4"/></text:span><text:span text:style-name="T6">&lt;h1&gt;</text:span><text:span text:style-name="T6">イベントハンドラの練習</text:span><text:span text:style-name="T6">&lt;/h1&gt;</text:span></text:p>
            <text:p><text:span text:style-name="T4"><text:s text:c="4"/></text:span><text:span text:style-name="T5">&lt;input type="button" value="</text:span><text:span text:style-name="T5">ここをクリック</text:span><text:span text:style-name="T5">" onclick="alert('Hello, world!');"&gt;</text:span></text:p>
            <text:p><text:span text:style-name="T4"><text:s text:c="2"/></text:span><text:span text:style-name="T4">&lt;/body&gt;</text:span></text:p>
            <text:p><text:span text:style-name="T4"/></text:p>
            <text:p><text:span text:style-name="T4">&lt;/html&gt;</text:span></text:p>
          </draw:text-box>
        </draw:frame>
        <draw:frame draw:style-name="gr6" draw:text-style-name="P3" draw:layer="layout" svg:width="9.166cm" svg:height="0.67cm" svg:x="10.049cm" svg:y="2.072cm">
          <draw:text-box>
            <text:p><text:span text:style-name="T2">file:///hoge/ex05-11.html</text:span></text:p>
          </draw:text-box>
        </draw:frame>
        <draw:line draw:style-name="gr7" draw:text-style-name="P1" draw:layer="layout" svg:x1="8.58cm" svg:y1="14.342cm" svg:x2="12.513cm" svg:y2="5.758cm">
          <text:p/>
        </draw:line>
        <draw:frame draw:style-name="gr8" draw:text-style-name="P6" draw:layer="layout" svg:width="6.653cm" svg:height="0.882cm" svg:x="11.019cm" svg:y="3.456cm">
          <draw:text-box>
            <text:p><text:span text:style-name="T7">イベントハンドラの練習</text:span></text:p>
          </draw:text-box>
        </draw:frame>
        <draw:custom-shape draw:style-name="gr10" draw:text-style-name="P7" draw:layer="layout" svg:width="2.77cm" svg:height="0.996cm" svg:x="11.175cm" svg:y="4.7cm">
          <text:p text:style-name="P1"><text:span text:style-name="T8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4.101cm" svg:y1="5.261cm" svg:x2="21.665cm" svg:y2="5.261cm">
          <text:p/>
        </draw:line>
        <draw:frame draw:style-name="gr12" draw:text-style-name="P3" draw:layer="layout" svg:width="6.488cm" svg:height="0.67cm" svg:x="21.693cm" svg:y="4.956cm">
          <draw:text-box>
            <text:p text:style-name="P3"><text:span text:style-name="T2">onclick=”alert('Hello, world!')”</text:span></text:p>
          </draw:text-box>
        </draw:frame>
      </draw:page>
      <draw:page draw:name="page4" draw:style-name="dp1" draw:master-page-name="Draw4ja_5f_">
        <office:forms form:automatic-focus="false" form:apply-design-mode="false"/>
        <draw:custom-shape draw:style-name="gr13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4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8" draw:layer="layout" svg:width="4.498cm" svg:height="0.882cm" svg:x="3.415cm" svg:y="9.338cm">
          <draw:text-box>
            <text:p text:style-name="P8"><text:span text:style-name="T9">ex05-11.html</text:span></text:p>
          </draw:text-box>
        </draw:frame>
        <draw:frame draw:style-name="gr5" draw:text-style-name="P5" draw:layer="layout" svg:width="8.435cm" svg:height="7.488cm" svg:x="3.806cm" svg:y="10.585cm">
          <draw:text-box>
            <text:p text:style-name="P9"><text:span text:style-name="T4">&lt;!DOCTYPE html&gt;</text:span></text:p>
            <text:p text:style-name="P9"><text:span text:style-name="T4">&lt;html&gt;</text:span></text:p>
            <text:p text:style-name="P9"><text:span text:style-name="T4"/></text:p>
            <text:p text:style-name="P9"><text:span text:style-name="T4"><text:s text:c="2"/></text:span><text:span text:style-name="T4">&lt;head&gt;</text:span></text:p>
            <text:p text:style-name="P9"><text:span text:style-name="T4"><text:s text:c="4"/></text:span><text:span text:style-name="T4">&lt;meta charset="utf-8"&gt;</text:span></text:p>
            <text:p text:style-name="P9"><text:span text:style-name="T4"><text:s text:c="4"/></text:span><text:span text:style-name="T4">&lt;title&gt;</text:span><text:span text:style-name="T4">練習問題</text:span><text:span text:style-name="T4">05-11&lt;/title&gt;</text:span></text:p>
            <text:p text:style-name="P9"><text:span text:style-name="T4"><text:s text:c="2"/></text:span><text:span text:style-name="T4">&lt;/head&gt;</text:span></text:p>
            <text:p text:style-name="P9"><text:span text:style-name="T4"/></text:p>
            <text:p text:style-name="P9"><text:span text:style-name="T4"><text:s text:c="2"/></text:span><text:span text:style-name="T4">&lt;body&gt;</text:span></text:p>
            <text:p text:style-name="P9"><text:span text:style-name="T4"><text:s text:c="4"/></text:span><text:span text:style-name="T6">&lt;h1&gt;</text:span><text:span text:style-name="T6">イベントハンドラの練習</text:span><text:span text:style-name="T6">&lt;/h1&gt;</text:span></text:p>
            <text:p text:style-name="P9"><text:span text:style-name="T4"><text:s text:c="4"/></text:span><text:span text:style-name="T6">&lt;input type="button" value="</text:span><text:span text:style-name="T6">ここをクリック</text:span><text:span text:style-name="T6">" onclick="alert('Hello, world!');"&gt;</text:span></text:p>
            <text:p text:style-name="P9"><text:span text:style-name="T4"><text:s text:c="2"/></text:span><text:span text:style-name="T4">&lt;/body&gt;</text:span></text:p>
            <text:p text:style-name="P9"><text:span text:style-name="T4"/></text:p>
            <text:p text:style-name="P9"><text:span text:style-name="T4">&lt;/html&gt;</text:span></text:p>
          </draw:text-box>
        </draw:frame>
        <draw:frame draw:style-name="gr6" draw:text-style-name="P11" draw:layer="layout" svg:width="9.166cm" svg:height="0.67cm" svg:x="10.049cm" svg:y="2.072cm">
          <draw:text-box>
            <text:p text:style-name="P10"><text:span text:style-name="T10">file:///hoge/ex05-11.html</text:span></text:p>
          </draw:text-box>
        </draw:frame>
        <draw:frame draw:style-name="gr8" draw:text-style-name="P6" draw:layer="layout" svg:width="6.653cm" svg:height="0.882cm" svg:x="11.019cm" svg:y="3.456cm">
          <draw:text-box>
            <text:p text:style-name="P12"><text:span text:style-name="T7">イベントハンドラの練習</text:span></text:p>
          </draw:text-box>
        </draw:frame>
        <draw:custom-shape draw:style-name="gr15" draw:text-style-name="P14" draw:layer="Layout" svg:width="2.77cm" svg:height="0.996cm" svg:x="11.175cm" svg:y="4.7cm">
          <text:p text:style-name="P13"><text:span text:style-name="T11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4.101cm" svg:y1="5.261cm" svg:x2="21.665cm" svg:y2="5.261cm">
          <text:p/>
        </draw:line>
        <draw:frame draw:style-name="gr12" draw:text-style-name="P11" draw:layer="layout" svg:width="6.488cm" svg:height="0.67cm" svg:x="21.693cm" svg:y="4.956cm">
          <draw:text-box>
            <text:p text:style-name="P11"><text:span text:style-name="T10">onclick=”</text:span><text:span text:style-name="T12">alert('Hello, world!')</text:span><text:span text:style-name="T10">”</text:span></text:p>
          </draw:text-box>
        </draw:frame>
        <draw:frame draw:style-name="gr16" draw:layer="layout" svg:width="6.61cm" svg:height="2.457cm" svg:x="2.415cm" svg:y="2.839cm">
          <draw:text-box>
            <text:p>ボタンをクリック</text:p>
          </draw:text-box>
        </draw:frame>
      </draw:page>
      <draw:page draw:name="page5" draw:style-name="dp1" draw:master-page-name="Draw4ja_5f_">
        <office:forms form:automatic-focus="false" form:apply-design-mode="false"/>
        <draw:custom-shape draw:style-name="gr13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4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8" draw:layer="layout" svg:width="4.498cm" svg:height="0.882cm" svg:x="3.415cm" svg:y="9.338cm">
          <draw:text-box>
            <text:p text:style-name="P8"><text:span text:style-name="T9">ex05-11.html</text:span></text:p>
          </draw:text-box>
        </draw:frame>
        <draw:frame draw:style-name="gr5" draw:text-style-name="P5" draw:layer="layout" svg:width="8.435cm" svg:height="7.488cm" svg:x="3.806cm" svg:y="10.585cm">
          <draw:text-box>
            <text:p text:style-name="P9"><text:span text:style-name="T4">&lt;!DOCTYPE html&gt;</text:span></text:p>
            <text:p text:style-name="P9"><text:span text:style-name="T4">&lt;html&gt;</text:span></text:p>
            <text:p text:style-name="P9"><text:span text:style-name="T4"/></text:p>
            <text:p text:style-name="P9"><text:span text:style-name="T4"><text:s text:c="2"/></text:span><text:span text:style-name="T4">&lt;head&gt;</text:span></text:p>
            <text:p text:style-name="P9"><text:span text:style-name="T4"><text:s text:c="4"/></text:span><text:span text:style-name="T4">&lt;meta charset="utf-8"&gt;</text:span></text:p>
            <text:p text:style-name="P9"><text:span text:style-name="T4"><text:s text:c="4"/></text:span><text:span text:style-name="T4">&lt;title&gt;</text:span><text:span text:style-name="T4">練習問題</text:span><text:span text:style-name="T4">05-11&lt;/title&gt;</text:span></text:p>
            <text:p text:style-name="P9"><text:span text:style-name="T4"><text:s text:c="2"/></text:span><text:span text:style-name="T4">&lt;/head&gt;</text:span></text:p>
            <text:p text:style-name="P9"><text:span text:style-name="T4"/></text:p>
            <text:p text:style-name="P9"><text:span text:style-name="T4"><text:s text:c="2"/></text:span><text:span text:style-name="T4">&lt;body&gt;</text:span></text:p>
            <text:p text:style-name="P9"><text:span text:style-name="T4"><text:s text:c="4"/></text:span><text:span text:style-name="T6">&lt;h1&gt;</text:span><text:span text:style-name="T6">イベントハンドラの練習</text:span><text:span text:style-name="T6">&lt;/h1&gt;</text:span></text:p>
            <text:p text:style-name="P9"><text:span text:style-name="T4"><text:s text:c="4"/></text:span><text:span text:style-name="T6">&lt;input type="button" value="</text:span><text:span text:style-name="T6">ここをクリック</text:span><text:span text:style-name="T6">" onclick="alert('Hello, world!');"&gt;</text:span></text:p>
            <text:p text:style-name="P9"><text:span text:style-name="T4"><text:s text:c="2"/></text:span><text:span text:style-name="T4">&lt;/body&gt;</text:span></text:p>
            <text:p text:style-name="P9"><text:span text:style-name="T4"/></text:p>
            <text:p text:style-name="P9"><text:span text:style-name="T4">&lt;/html&gt;</text:span></text:p>
          </draw:text-box>
        </draw:frame>
        <draw:frame draw:style-name="gr6" draw:text-style-name="P11" draw:layer="layout" svg:width="9.166cm" svg:height="0.67cm" svg:x="10.049cm" svg:y="2.072cm">
          <draw:text-box>
            <text:p text:style-name="P10"><text:span text:style-name="T10">file:///hoge/ex05-11.html</text:span></text:p>
          </draw:text-box>
        </draw:frame>
        <draw:frame draw:style-name="gr8" draw:text-style-name="P6" draw:layer="layout" svg:width="6.653cm" svg:height="0.882cm" svg:x="11.019cm" svg:y="3.456cm">
          <draw:text-box>
            <text:p text:style-name="P12"><text:span text:style-name="T7">イベントハンドラの練習</text:span></text:p>
          </draw:text-box>
        </draw:frame>
        <draw:custom-shape draw:style-name="gr17" draw:text-style-name="P14" draw:layer="Layout" svg:width="2.77cm" svg:height="0.996cm" svg:x="11.175cm" svg:y="4.7cm">
          <text:p text:style-name="P13"><text:span text:style-name="T11">ここ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4.101cm" svg:y1="5.261cm" svg:x2="21.665cm" svg:y2="5.261cm">
          <text:p/>
        </draw:line>
        <draw:frame draw:style-name="gr12" draw:text-style-name="P11" draw:layer="layout" svg:width="6.488cm" svg:height="0.67cm" svg:x="21.693cm" svg:y="4.956cm">
          <draw:text-box>
            <text:p text:style-name="P11"><text:span text:style-name="T10">onclick=”</text:span><text:span text:style-name="T12">alert('Hello, world!')</text:span><text:span text:style-name="T10">”</text:span></text:p>
          </draw:text-box>
        </draw:frame>
        <draw:frame draw:style-name="gr16" draw:text-style-name="P12" draw:layer="layout" svg:width="6.61cm" svg:height="2.457cm" svg:x="2.415cm" svg:y="2.839cm">
          <draw:text-box>
            <text:p text:style-name="P12">イベントハンドラの実行</text:p>
          </draw:text-box>
        </draw:frame>
        <draw:line draw:style-name="gr7" draw:text-style-name="P1" draw:layer="layout" svg:x1="25.824cm" svg:y1="5.762cm" svg:x2="17.732cm" svg:y2="7.139cm">
          <text:p/>
        </draw:line>
        <draw:custom-shape draw:style-name="gr18" draw:text-style-name="P1" draw:layer="layout" svg:width="4.152cm" svg:height="2.118cm" svg:x="13.071cm" svg:y="6.038cm">
          <text:p text:style-name="P1">Hello, world!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PA Pゴシック3" svg:font-family="'IPA Pゴシック', IPAPGothic" style:font-adornments="標準" style:font-family-generic="swiss" style:font-pitch="variable"/>
    <style:font-face style:name="IPAPGothic1" svg:font-family="IPAPGothic" style:font-family-generic="swiss" style:font-pitch="variable"/>
    <style:font-face style:name="IPAPGothic" svg:font-family="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線スタイル_20_1" draw:display-name="線スタイル 1" draw:style="rect" draw:dots1="1" draw:dots1-length="500%" draw:distance="2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  <style:master-page style:name="Draw4ja_5f_" style:display-name="Draw4ja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MacOSX_x86 LibreOffice_project/8a35821d8636a03b8bf4e15b48f59794652c68ba</meta:generator>
    <meta:creation-date>2016-02-06T19:26:00.030088000</meta:creation-date>
    <meta:editing-cycles>1</meta:editing-cycles>
    <meta:editing-duration>P0D</meta:editing-duration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